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T1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0" style:parent-style-name="Standard" style:list-style-name="LFO1" style:family="paragraph"/>
    <style:style style:name="T2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2" style:parent-style-name="Standard" style:list-style-name="LFO1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T27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list-style-name="LFO1" style:family="paragraph"/>
    <style:style style:name="T3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2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37" style:parent-style-name="Standard" style:list-style-name="LFO1" style:family="paragraph"/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47" style:parent-style-name="Standard" style:family="paragraph">
      <style:text-properties fo:font-style="italic" style:font-style-asian="italic" style:font-style-complex="italic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OMP 2005 – Group 2</text:p>
      <text:p text:style-name="Standard"/>
      <text:p text:style-name="Standard"><text:span text:style-name="T2">Use case name</text:span>: “Set up a game”</text:p>
      <text:p text:style-name="P3"/>
      <text:p text:style-name="Standard"><text:span text:style-name="T4">Primary Actor:<text:s/></text:span>User(s)</text:p>
      <text:p text:style-name="P5"/>
      <text:p text:style-name="P6">Stakeholders and Interests:</text:p>
      <text:p text:style-name="Standard"><text:span text:style-name="T7"><text:tab/></text:span>-<text:s/><text:span text:style-name="T8">The User(s):<text:s/></text:span>When setting up a new game, the user(s)<text:s/>wants to easily observe the output of the game setup including the board (either simple or complex), the difficulty (either easy or hard), the robot pieces, and the target squares.</text:p>
      <text:p text:style-name="Standard"><text:tab/>-Game is designed for children so want set up to be implemented with a simple push of a button or selection of “New Game”.</text:p>
      <text:p text:style-name="P9"/>
      <text:p text:style-name="P10">Preconditions:</text:p>
      <text:p text:style-name="Standard"><text:span text:style-name="T11"><text:tab/></text:span>- The user should be presented with the option to play by starting a new game or loading a saved version.</text:p>
      <text:p text:style-name="P12"><text:tab/></text:p>
      <text:p text:style-name="P13">Success Guarantee (Post-conditions):</text:p>
      <text:p text:style-name="Standard"><text:span text:style-name="T14"><text:tab/>-</text:span>The user sets the number of non-computer players (max of 4). Each player is given the option to enter a display name.</text:p>
      <text:p text:style-name="Standard"><text:tab/>-If the user chooses less than 4 non-computer players, the rest of the players are set up as computer players and each computer player is initialized with a different name (i.e.<text:s/>Computer1, Computer2..).</text:p>
      <text:p text:style-name="Standard"><text:tab/>-The user selects each computer players difficulty (easy or hard). <text:s/></text:p>
      <text:p text:style-name="Standard"><text:span text:style-name="T15"><text:tab/></text:span>-On setting up a new game, the game board is initialized based on the users selection of “simple” or “complex”. The board must be assembled so that there is 4<text:s/>different sections <text:s/>and each of the 4 robot pieces must be placed on the board randomly such that none of the pieces are placed on a target square.<text:s/><text:tab/></text:p>
      <text:p text:style-name="Standard"><text:tab/>-Each player should start the game with 0 points.</text:p>
      <text:p text:style-name="Standard"/>
      <text:p text:style-name="P16">Main Success Scenario:</text:p>
      <text:list text:style-name="LFO1" text:continue-numbering="true">
        <text:list-item>
          <text:p text:style-name="P17">The user(s) requests to start a<text:s/>new game</text:p>
        </text:list-item>
        <text:list-item>
          <text:p text:style-name="P18">The system<text:s/><text:span text:style-name="T19">loads the New Game user interface</text:span></text:p>
        </text:list-item>
        <text:list-item>
          <text:p text:style-name="P20"><text:span text:style-name="T21">The interface</text:span><text:s/>gives the user the options for type of board, the colour scheme, and the number of players</text:p>
        </text:list-item>
        <text:list-item>
          <text:p text:style-name="P22">The user selects which type of board they will use (simple o<text:span text:style-name="T23">r</text:span><text:s/>complex)</text:p>
        </text:list-item>
        <text:list-item>
          <text:p text:style-name="P24">The user selects the colour scheme they will use (normal or colour deficiency)</text:p>
        </text:list-item>
        <text:list-item>
          <text:p text:style-name="P25">The user selects the number of non-computer players (always 4 players, if less than 4 non-computer players than computer players will fill in the rest)</text:p>
        </text:list-item>
        <text:list-item>
          <text:p text:style-name="P26">The user<text:s/><text:span text:style-name="T27">selects “Start”</text:span><text:span text:style-name="T28"><text:s/></text:span><text:span text:style-name="T29">confirms the selections</text:span></text:p>
        </text:list-item>
        <text:list-item>
          <text:p text:style-name="P30">The system<text:s/><text:span text:style-name="T31">saves this inf</text:span><text:span text:style-name="T32">ormation and now loads the Player user interface, which has a block for each player with an option for “User Player” or “Computer Player”</text:span><text:s/><text:span text:style-name="T33">requests each human player to set up a name and choose their difficulty</text:span></text:p>
        </text:list-item>
        <text:list-item>
          <text:p text:style-name="P34">The user selects either “User Player” or “Computer Player” (player 1 is “User Player” by default) for each of the 4 players. There is an option to give each player a display name.</text:p>
        </text:list-item>
        <text:list-item>
          <text:p text:style-name="P35">For each “Computer Player” the user has the option to select the difficulty (easy or hard).</text:p>
        </text:list-item>
        <text:list-item>
          <text:p text:style-name="P36">The system now has all the information needed to initialize the game board.</text:p>
        </text:list-item>
        <text:list-item>
          <text:p text:style-name="P37">The system initializes the<text:s/>game board with 4 sections, 4 robots pieces randomly placed, and 17 target squares randomly placed. Each robot piece is associated with a player.</text:p>
        </text:list-item>
      </text:list>
      <text:p text:style-name="P38"/>
      <text:p text:style-name="P39">Alternate Flows:</text:p>
      <text:p text:style-name="Standard"><text:span text:style-name="T40"><text:tab/></text:span><text:span text:style-name="T41">Alt 1: Loading a saved game</text:span></text:p>
      <text:p text:style-name="Standard"><text:tab/><text:tab/>1. When loading a saved game, all conditions will already be<text:s/>guaranteed. Use case ends.<text:tab/></text:p>
      <text:p text:style-name="Standard"><text:tab/><text:span text:style-name="T42">Alt 2: Resetting the game</text:span></text:p>
      <text:p text:style-name="Standard"><text:span text:style-name="T43"><text:tab/></text:span><text:span text:style-name="T44"><text:tab/>2.<text:s/></text:span>At any point, the user can reset the game to a new random configuration.<text:s/><text:span text:style-name="T45">Use case ends.</text:span><text:span text:style-name="T46"><text:s/></text:span>Use case continues from step 2</text:p>
      <text:p text:style-name="P47"/>
      <text:p text:style-name="P48">Exceptions:</text:p>
      <text:p text:style-name="Standard"><text:span text:style-name="T49"><text:tab/></text:span>-If at the start up any of the post-conditions<text:s/>are not met, the user will be prompted to start a new game.</text:p>
      <text:p text:style-name="P50"/>
      <text:p text:style-name="P51">Special Requirements:</text:p>
      <text:p text:style-name="Standard"><text:span text:style-name="T52"><text:tab/></text:span>-Colours for the board, robot pieces, and target squares must be selected to cater to users with colour vision deficiency and in such a manner that it is evident that all<text:s/>4 robot pieces are a distinct colour<text:s/><text:span text:style-name="T53">and/or shape</text:span>.</text:p>
      <text:p text:style-name="Standard"><text:tab/>-If user choose complex board setup, must add diagonal road blocks with different rules depending on the colour.</text:p>
      <text:p text:style-name="Standard"/>
      <text:p text:style-name="P54">Open Issues:</text:p>
      <text:p text:style-name="Standard"><text:span text:style-name="T55"><text:tab/></text:span>-</text:p>
      <text:p text:style-name="Standard"><text:span text:style-name="T56"><text:tab/>-<text:s/></text:span>what is the best way to start a new game for those with color deficiency?</text:p>
      <text:p text:style-name="Textbody"><text:tab/>- what will be the main difference between easy and hard mode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2-10T18:26:00Z</meta:creation-date>
    <dc:date>2020-03-02T18:30:00Z</dc:date>
    <meta:template xlink:href="Normal" xlink:type="simple"/>
    <meta:editing-cycles>15</meta:editing-cycles>
    <meta:editing-duration>PT20940S</meta:editing-duration>
    <meta:document-statistic meta:page-count="2" meta:paragraph-count="7" meta:word-count="542" meta:character-count="3627" meta:row-count="25" meta:non-whitespace-character-count="3092"/>
  </office:meta>
</office:document-meta>
</file>